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2.06mm" svg:height="139.98mm" svg:x="69.94mm" svg:y="93.5mm">
            <draw:object draw:notify-on-update-of-ranges="Sheet1.C1:Sheet1.AK1 Sheet1.B2:Sheet1.B2 Sheet1.C2:Sheet1.AK2 Sheet1.B3:Sheet1.B3 Sheet1.C3:Sheet1.AK3 Sheet1.B4:Sheet1.B4 Sheet1.C4:Sheet1.AK4 Sheet1.B5:Sheet1.B5 Sheet1.C5:Sheet1.AK5 Sheet1.B6:Sheet1.B6 Sheet1.C6:Sheet1.AK6 Sheet1.B7:Sheet1.B7 Sheet1.C7:Sheet1.AK7 Sheet1.B8:Sheet1.B8 Sheet1.C8:Sheet1.AK8 Sheet1.B9:Sheet1.B9 Sheet1.C9:Sheet1.AK9 Sheet1.B10:Sheet1.B10 Sheet1.C10:Sheet1.AK10 Sheet1.B11:Sheet1.B11 Sheet1.C11:Sheet1.AK11 Sheet1.B12:Sheet1.B12 Sheet1.C12:Sheet1.AK12 Sheet1.B13:Sheet1.B13 Sheet1.C13:Sheet1.AK13 Sheet1.B14:Sheet1.B14 Sheet1.C14:Sheet1.AK14 Sheet1.B15:Sheet1.B15 Sheet1.C15:Sheet1.AK15 Sheet1.B16:Sheet1.B16 Sheet1.C16:Sheet1.AK16 Sheet1.B17:Sheet1.B17 Sheet1.C17:Sheet1.AK17 Sheet1.B18:Sheet1.B18 Sheet1.C18:Sheet1.AK18 Sheet1.B19:Sheet1.B19 Sheet1.C19:Sheet1.AK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Speelronde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SV Eindhov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j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Alkma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yenoor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trech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tes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n Haa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erenv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wol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celsi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oning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llem I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VV Venl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C Bre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d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rta Rotter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ent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  <table:database-ranges>
        <table:database-range table:name="__Anonymous_Sheet_DB__0" table:target-range-address="Sheet1.B2:Sheet1.AK19" table:contains-header="false">
          <table:sort>
            <table:sort-by table:field-number="3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4:56:04.498891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1:39:18.756902674</meta:creation-date>
    <dc:date>2018-05-09T17:06:28.092312743</dc:date>
    <meta:editing-duration>PT2H49M18S</meta:editing-duration>
    <meta:editing-cycles>2</meta:editing-cycles>
    <meta:generator>LibreOffice/5.4.6.2$Linux_X86_64 LibreOffice_project/40m0$Build-2</meta:generator>
    <meta:document-statistic meta:table-count="1" meta:cell-count="7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3.207cm" svg:height="13.999cm" xlink:href=".." xlink:type="simple" chart:class="chart:line" chart:style-name="ch1">
        <chart:legend chart:legend-position="end" svg:x="29.164cm" svg:y="2.467cm" style:legend-expansion="high" chart:style-name="ch2"/>
        <chart:plot-area chart:style-name="ch3" table:cell-range-address="Sheet1.B1:Sheet1.AK19" chart:data-source-has-labels="both" svg:x="0.664cm" svg:y="0.279cm" svg:width="27.836cm" svg:height="13.441cm">
          <chartooo:coordinate-region svg:x="1.285cm" svg:y="0.479cm" svg:width="27.028cm" svg:height="12.594cm"/>
          <chart:axis chart:dimension="x" chart:name="primary-x" chart:style-name="ch4" chartooo:axis-type="auto">
            <chartooo:date-scale/>
            <chart:categories table:cell-range-address="Sheet1.C1:Sheet1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AK2" chart:label-cell-address="Sheet1.B2:Sheet1.B2" chart:class="chart:line">
            <chart:data-point chart:repeated="35"/>
          </chart:series>
          <chart:series chart:style-name="ch7" chart:values-cell-range-address="Sheet1.C3:Sheet1.AK3" chart:label-cell-address="Sheet1.B3:Sheet1.B3" chart:class="chart:line">
            <chart:data-point chart:repeated="35"/>
          </chart:series>
          <chart:series chart:style-name="ch8" chart:values-cell-range-address="Sheet1.C4:Sheet1.AK4" chart:label-cell-address="Sheet1.B4:Sheet1.B4" chart:class="chart:line">
            <chart:data-point chart:repeated="35"/>
          </chart:series>
          <chart:series chart:style-name="ch9" chart:values-cell-range-address="Sheet1.C5:Sheet1.AK5" chart:label-cell-address="Sheet1.B5:Sheet1.B5" chart:class="chart:line">
            <chart:data-point chart:repeated="35"/>
          </chart:series>
          <chart:series chart:style-name="ch10" chart:values-cell-range-address="Sheet1.C6:Sheet1.AK6" chart:label-cell-address="Sheet1.B6:Sheet1.B6" chart:class="chart:line">
            <chart:data-point chart:repeated="35"/>
          </chart:series>
          <chart:series chart:style-name="ch11" chart:values-cell-range-address="Sheet1.C7:Sheet1.AK7" chart:label-cell-address="Sheet1.B7:Sheet1.B7" chart:class="chart:line">
            <chart:data-point chart:repeated="35"/>
          </chart:series>
          <chart:series chart:style-name="ch12" chart:values-cell-range-address="Sheet1.C8:Sheet1.AK8" chart:label-cell-address="Sheet1.B8:Sheet1.B8" chart:class="chart:line">
            <chart:data-point chart:repeated="35"/>
          </chart:series>
          <chart:series chart:style-name="ch13" chart:values-cell-range-address="Sheet1.C9:Sheet1.AK9" chart:label-cell-address="Sheet1.B9:Sheet1.B9" chart:class="chart:line">
            <chart:data-point chart:repeated="35"/>
          </chart:series>
          <chart:series chart:style-name="ch14" chart:values-cell-range-address="Sheet1.C10:Sheet1.AK10" chart:label-cell-address="Sheet1.B10:Sheet1.B10" chart:class="chart:line">
            <chart:data-point chart:repeated="35"/>
          </chart:series>
          <chart:series chart:style-name="ch15" chart:values-cell-range-address="Sheet1.C11:Sheet1.AK11" chart:label-cell-address="Sheet1.B11:Sheet1.B11" chart:class="chart:line">
            <chart:data-point chart:repeated="35"/>
          </chart:series>
          <chart:series chart:style-name="ch16" chart:values-cell-range-address="Sheet1.C12:Sheet1.AK12" chart:label-cell-address="Sheet1.B12:Sheet1.B12" chart:class="chart:line">
            <chart:data-point chart:repeated="35"/>
          </chart:series>
          <chart:series chart:style-name="ch17" chart:values-cell-range-address="Sheet1.C13:Sheet1.AK13" chart:label-cell-address="Sheet1.B13:Sheet1.B13" chart:class="chart:line">
            <chart:data-point chart:repeated="35"/>
          </chart:series>
          <chart:series chart:style-name="ch18" chart:values-cell-range-address="Sheet1.C14:Sheet1.AK14" chart:label-cell-address="Sheet1.B14:Sheet1.B14" chart:class="chart:line">
            <chart:data-point chart:repeated="35"/>
          </chart:series>
          <chart:series chart:style-name="ch19" chart:values-cell-range-address="Sheet1.C15:Sheet1.AK15" chart:label-cell-address="Sheet1.B15:Sheet1.B15" chart:class="chart:line">
            <chart:data-point chart:repeated="35"/>
          </chart:series>
          <chart:series chart:style-name="ch20" chart:values-cell-range-address="Sheet1.C16:Sheet1.AK16" chart:label-cell-address="Sheet1.B16:Sheet1.B16" chart:class="chart:line">
            <chart:data-point chart:repeated="35"/>
          </chart:series>
          <chart:series chart:style-name="ch9" chart:values-cell-range-address="Sheet1.C17:Sheet1.AK17" chart:label-cell-address="Sheet1.B17:Sheet1.B17" chart:class="chart:line">
            <chart:data-point chart:repeated="35"/>
          </chart:series>
          <chart:series chart:style-name="ch10" chart:values-cell-range-address="Sheet1.C18:Sheet1.AK18" chart:label-cell-address="Sheet1.B18:Sheet1.B18" chart:class="chart:line">
            <chart:data-point chart:repeated="35"/>
          </chart:series>
          <chart:series chart:style-name="ch11" chart:values-cell-range-address="Sheet1.C19:Sheet1.AK19" chart:label-cell-address="Sheet1.B19:Sheet1.B19" chart:class="chart:line">
            <chart:data-point chart:repeated="3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1:Sheet1.AK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PSV Eindhoven</text:p>
                <draw:g>
                  <svg:desc>Sheet1.B2:Sheet1.B2</svg:desc>
                </draw:g>
              </table:table-cell>
              <table:table-cell office:value-type="float" office:value="0">
                <text:p>0</text:p>
                <draw:g>
                  <svg:desc>Sheet1.C2:Sheet1.A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jax</text:p>
                <draw:g>
                  <svg:desc>Sheet1.B3:Sheet1.B3</svg:desc>
                </draw:g>
              </table:table-cell>
              <table:table-cell office:value-type="float" office:value="0">
                <text:p>0</text:p>
                <draw:g>
                  <svg:desc>Sheet1.C3:Sheet1.A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Z Alkmaar</text:p>
                <draw:g>
                  <svg:desc>Sheet1.B4:Sheet1.B4</svg:desc>
                </draw:g>
              </table:table-cell>
              <table:table-cell office:value-type="float" office:value="0">
                <text:p>0</text:p>
                <draw:g>
                  <svg:desc>Sheet1.C4:Sheet1.A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Feyenoord</text:p>
                <draw:g>
                  <svg:desc>Sheet1.B5:Sheet1.B5</svg:desc>
                </draw:g>
              </table:table-cell>
              <table:table-cell office:value-type="float" office:value="0">
                <text:p>0</text:p>
                <draw:g>
                  <svg:desc>Sheet1.C5:Sheet1.AK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Utrecht</text:p>
                <draw:g>
                  <svg:desc>Sheet1.B6:Sheet1.B6</svg:desc>
                </draw:g>
              </table:table-cell>
              <table:table-cell office:value-type="float" office:value="0">
                <text:p>0</text:p>
                <draw:g>
                  <svg:desc>Sheet1.C6:Sheet1.AK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Vitesse</text:p>
                <draw:g>
                  <svg:desc>Sheet1.B7:Sheet1.B7</svg:desc>
                </draw:g>
              </table:table-cell>
              <table:table-cell office:value-type="float" office:value="0">
                <text:p>0</text:p>
                <draw:g>
                  <svg:desc>Sheet1.C7:Sheet1.AK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Den Haag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C8:Sheet1.A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Heerenveen</text:p>
                <draw:g>
                  <svg:desc>Sheet1.B9:Sheet1.B9</svg:desc>
                </draw:g>
              </table:table-cell>
              <table:table-cell office:value-type="float" office:value="0">
                <text:p>0</text:p>
                <draw:g>
                  <svg:desc>Sheet1.C9:Sheet1.A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Zwolle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C10:Sheet1.AK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eracles</text:p>
                <draw:g>
                  <svg:desc>Sheet1.B11:Sheet1.B11</svg:desc>
                </draw:g>
              </table:table-cell>
              <table:table-cell office:value-type="float" office:value="0">
                <text:p>0</text:p>
                <draw:g>
                  <svg:desc>Sheet1.C11:Sheet1.AK1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xcelsior</text:p>
                <draw:g>
                  <svg:desc>Sheet1.B12:Sheet1.B12</svg:desc>
                </draw:g>
              </table:table-cell>
              <table:table-cell office:value-type="float" office:value="0">
                <text:p>0</text:p>
                <draw:g>
                  <svg:desc>Sheet1.C12:Sheet1.AK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oningen</text:p>
                <draw:g>
                  <svg:desc>Sheet1.B13:Sheet1.B13</svg:desc>
                </draw:g>
              </table:table-cell>
              <table:table-cell office:value-type="float" office:value="0">
                <text:p>0</text:p>
                <draw:g>
                  <svg:desc>Sheet1.C13:Sheet1.AK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illem II</text:p>
                <draw:g>
                  <svg:desc>Sheet1.B14:Sheet1.B14</svg:desc>
                </draw:g>
              </table:table-cell>
              <table:table-cell office:value-type="float" office:value="0">
                <text:p>0</text:p>
                <draw:g>
                  <svg:desc>Sheet1.C14:Sheet1.A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VVV Venlo</text:p>
                <draw:g>
                  <svg:desc>Sheet1.B15:Sheet1.B15</svg:desc>
                </draw:g>
              </table:table-cell>
              <table:table-cell office:value-type="float" office:value="0">
                <text:p>0</text:p>
                <draw:g>
                  <svg:desc>Sheet1.C15:Sheet1.AK1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NAC Breda</text:p>
                <draw:g>
                  <svg:desc>Sheet1.B16:Sheet1.B16</svg:desc>
                </draw:g>
              </table:table-cell>
              <table:table-cell office:value-type="float" office:value="0">
                <text:p>0</text:p>
                <draw:g>
                  <svg:desc>Sheet1.C16:Sheet1.A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da</text:p>
                <draw:g>
                  <svg:desc>Sheet1.B17:Sheet1.B17</svg:desc>
                </draw:g>
              </table:table-cell>
              <table:table-cell office:value-type="float" office:value="0">
                <text:p>0</text:p>
                <draw:g>
                  <svg:desc>Sheet1.C17:Sheet1.A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parta Rotterdam</text:p>
                <draw:g>
                  <svg:desc>Sheet1.B18:Sheet1.B18</svg:desc>
                </draw:g>
              </table:table-cell>
              <table:table-cell office:value-type="float" office:value="0">
                <text:p>0</text:p>
                <draw:g>
                  <svg:desc>Sheet1.C18:Sheet1.AK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wente</text:p>
                <draw:g>
                  <svg:desc>Sheet1.B19:Sheet1.B19</svg:desc>
                </draw:g>
              </table:table-cell>
              <table:table-cell office:value-type="float" office:value="0">
                <text:p>0</text:p>
                <draw:g>
                  <svg:desc>Sheet1.C19:Sheet1.AK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